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Network" style:family="table">
      <style:table-properties style:width="7.5597in" fo:margin-left="-0.3042in" table:align="left"/>
    </style:style>
    <style:style style:name="Network.A" style:family="table-column">
      <style:table-column-properties style:column-width="1.9347in"/>
    </style:style>
    <style:style style:name="Network.B" style:family="table-column">
      <style:table-column-properties style:column-width="1.3764in"/>
    </style:style>
    <style:style style:name="Network.D" style:family="table-column">
      <style:table-column-properties style:column-width="1.5028in"/>
    </style:style>
    <style:style style:name="Network.E" style:family="table-column">
      <style:table-column-properties style:column-width="1.3694in"/>
    </style:style>
    <style:style style:name="Network.A1" style:family="table-cell">
      <style:table-cell-properties fo:padding="0.0201in" fo:border-left="0.05pt solid #000000" fo:border-right="none" fo:border-top="0.05pt solid #000000" fo:border-bottom="0.05pt solid #000000" style:writing-mode="page"/>
    </style:style>
    <style:style style:name="Network.E1" style:family="table-cell">
      <style:table-cell-properties fo:padding="0.0201in" fo:border="0.05pt solid #000000" style:writing-mode="page"/>
    </style:style>
    <style:style style:name="Network.A2" style:family="table-cell">
      <style:table-cell-properties fo:padding="0.0201in" fo:border-left="0.05pt solid #000000" fo:border-right="none" fo:border-top="none" fo:border-bottom="0.05pt solid #000000" style:writing-mode="page"/>
    </style:style>
    <style:style style:name="Network.E2" style:family="table-cell">
      <style:table-cell-properties fo:padding="0.0201in" fo:border-left="0.05pt solid #000000" fo:border-right="0.05pt solid #000000" fo:border-top="none" fo:border-bottom="0.05pt solid #000000" style:writing-mode="page"/>
    </style:style>
    <style:style style:name="Interface" style:family="table">
      <style:table-properties style:width="7.775in" fo:margin-left="-0.4306in" table:align="left"/>
    </style:style>
    <style:style style:name="Interface.A" style:family="table-column">
      <style:table-column-properties style:column-width="2.5819in"/>
    </style:style>
    <style:style style:name="Interface.B" style:family="table-column">
      <style:table-column-properties style:column-width="1.3167in"/>
    </style:style>
    <style:style style:name="Interface.C" style:family="table-column">
      <style:table-column-properties style:column-width="1.3097in"/>
    </style:style>
    <style:style style:name="Interface.E" style:family="table-column">
      <style:table-column-properties style:column-width="1.25in"/>
    </style:style>
    <style:style style:name="Interface.A1" style:family="table-cell">
      <style:table-cell-properties fo:padding="0.0201in" fo:border-left="0.05pt solid #000000" fo:border-right="none" fo:border-top="0.05pt solid #000000" fo:border-bottom="0.05pt solid #000000" style:writing-mode="page"/>
    </style:style>
    <style:style style:name="Interface.E1" style:family="table-cell">
      <style:table-cell-properties fo:padding="0.0201in" fo:border="0.05pt solid #000000" style:writing-mode="page"/>
    </style:style>
    <style:style style:name="Interface.A2" style:family="table-cell">
      <style:table-cell-properties fo:padding="0.0201in" fo:border-left="0.05pt solid #000000" fo:border-right="none" fo:border-top="none" fo:border-bottom="0.05pt solid #000000" style:writing-mode="page"/>
    </style:style>
    <style:style style:name="Interface.E2" style:family="table-cell">
      <style:table-cell-properties fo:padding="0.0201in" fo:border-left="0.05pt solid #000000" fo:border-right="0.05pt solid #000000" fo:border-top="none" fo:border-bottom="0.05pt solid #000000" style:writing-mode="page"/>
    </style:style>
    <style:style style:name="ModeloNetwork" style:family="table">
      <style:table-properties style:width="2.8097in" table:align="center"/>
    </style:style>
    <style:style style:name="ModeloNetwork.A" style:family="table-column">
      <style:table-column-properties style:column-width="2.8097in"/>
    </style:style>
    <style:style style:name="ModeloNetwork.A1" style:family="table-cell">
      <style:table-cell-properties fo:padding="0.0201in" fo:border="0.05pt solid #000000" style:writing-mode="page"/>
    </style:style>
    <style:style style:name="ModeloNetwork.A2" style:family="table-cell">
      <style:table-cell-properties fo:padding="0.0201in" fo:border-left="0.05pt solid #000000" fo:border-right="0.05pt solid #000000" fo:border-top="none" fo:border-bottom="0.05pt solid #000000" style:writing-mode="page"/>
    </style:style>
    <style:style style:name="ModelInterfaces" style:family="table">
      <style:table-properties style:width="2.8097in" table:align="center"/>
    </style:style>
    <style:style style:name="ModelInterfaces.A" style:family="table-column">
      <style:table-column-properties style:column-width="2.8097in"/>
    </style:style>
    <style:style style:name="ModelInterfaces.A1" style:family="table-cell">
      <style:table-cell-properties fo:padding="0.0201in" fo:border="0.05pt solid #000000" style:writing-mode="page"/>
    </style:style>
    <style:style style:name="ModelInterfaces.A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ext_20_body">
      <style:text-properties officeooo:rsid="000b8844" officeooo:paragraph-rsid="000b8844"/>
    </style:style>
    <style:style style:name="P3" style:family="paragraph" style:parent-style-name="Title">
      <style:text-properties officeooo:rsid="000b8844" officeooo:paragraph-rsid="000b8844"/>
    </style:style>
    <style:style style:name="P4" style:family="paragraph" style:parent-style-name="Table_20_Contents">
      <style:paragraph-properties fo:text-align="center" style:justify-single-word="false"/>
      <style:text-properties officeooo:rsid="000e6394" officeooo:paragraph-rsid="000e6394"/>
    </style:style>
    <style:style style:name="P5" style:family="paragraph" style:parent-style-name="Table_20_Contents">
      <style:paragraph-properties fo:text-align="center" style:justify-single-word="false"/>
      <style:text-properties fo:font-weight="bold" officeooo:rsid="000e6394" officeooo:paragraph-rsid="000e6394" style:font-weight-asian="bold" style:font-weight-complex="bold"/>
    </style:style>
    <style:style style:name="P6" style:family="paragraph" style:parent-style-name="Table_20_Contents">
      <style:paragraph-properties fo:text-align="center" style:justify-single-word="false"/>
      <style:text-properties fo:font-weight="bold" officeooo:rsid="0015fc8d" officeooo:paragraph-rsid="0015fc8d" style:font-weight-asian="bold" style:font-weight-complex="bold"/>
    </style:style>
    <style:style style:name="P7" style:family="paragraph" style:parent-style-name="Table_20_Contents">
      <style:paragraph-properties fo:text-align="center" style:justify-single-word="false"/>
      <style:text-properties officeooo:rsid="000fe051" officeooo:paragraph-rsid="000fe051"/>
    </style:style>
    <style:style style:name="P8" style:family="paragraph" style:parent-style-name="Table_20_Contents">
      <style:paragraph-properties fo:text-align="center" style:justify-single-word="false"/>
      <style:text-properties officeooo:rsid="001018bd" officeooo:paragraph-rsid="001018bd"/>
    </style:style>
    <style:style style:name="P9" style:family="paragraph" style:parent-style-name="Table_20_Contents">
      <style:paragraph-properties fo:text-align="center" style:justify-single-word="false"/>
      <style:text-properties officeooo:rsid="00168f44" officeooo:paragraph-rsid="00168f44"/>
    </style:style>
    <style:style style:name="P10" style:family="paragraph" style:parent-style-name="Table_20_Contents">
      <style:paragraph-properties fo:text-align="center" style:justify-single-word="false"/>
      <style:text-properties officeooo:rsid="0016ecf3" officeooo:paragraph-rsid="0016ecf3"/>
    </style:style>
    <style:style style:name="P11" style:family="paragraph" style:parent-style-name="Text_20_body">
      <style:text-properties officeooo:rsid="0016ecf3" officeooo:paragraph-rsid="0016ecf3"/>
    </style:style>
    <style:style style:name="P12" style:family="paragraph" style:parent-style-name="Table_20_Contents">
      <style:paragraph-properties fo:text-align="center" style:justify-single-word="false"/>
      <style:text-properties officeooo:rsid="0017e89d" officeooo:paragraph-rsid="0017e89d"/>
    </style:style>
    <style:style style:name="P13" style:family="paragraph" style:parent-style-name="Text_20_body">
      <style:text-properties officeooo:rsid="000bfe8e" officeooo:paragraph-rsid="000bfe8e"/>
    </style:style>
    <style:style style:name="P14" style:family="paragraph" style:parent-style-name="Text_20_body">
      <style:paragraph-properties fo:text-align="justify" style:justify-single-word="false"/>
      <style:text-properties officeooo:rsid="000e2368" officeooo:paragraph-rsid="000e2368"/>
    </style:style>
    <style:style style:name="P15" style:family="paragraph" style:parent-style-name="Text_20_body">
      <style:text-properties officeooo:paragraph-rsid="000e2368"/>
    </style:style>
    <style:style style:name="P16" style:family="paragraph" style:parent-style-name="Text_20_body">
      <style:text-properties officeooo:paragraph-rsid="00118881"/>
    </style:style>
    <style:style style:name="P17" style:family="paragraph" style:parent-style-name="Text_20_body">
      <style:text-properties officeooo:rsid="0013814f" officeooo:paragraph-rsid="0013814f"/>
    </style:style>
    <style:style style:name="P18" style:family="paragraph" style:parent-style-name="Text_20_body">
      <style:paragraph-properties fo:text-align="justify" style:justify-single-word="false"/>
      <style:text-properties officeooo:rsid="0013814f" officeooo:paragraph-rsid="0013814f"/>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1in" style:type="right" style:leader-style="dotted" style:leader-text="."/>
        </style:tab-stops>
      </style:paragraph-properties>
    </style:style>
    <style:style style:name="P22" style:family="paragraph" style:parent-style-name="Heading_20_1">
      <style:text-properties officeooo:rsid="0018be14" officeooo:paragraph-rsid="0018be14"/>
    </style:style>
    <style:style style:name="P23" style:family="paragraph" style:parent-style-name="Heading_20_1">
      <style:text-properties officeooo:rsid="00270006" officeooo:paragraph-rsid="00270006"/>
    </style:style>
    <style:style style:name="P24" style:family="paragraph" style:parent-style-name="Heading_20_2">
      <style:text-properties officeooo:rsid="0018be14" officeooo:paragraph-rsid="0018be14"/>
    </style:style>
    <style:style style:name="P25" style:family="paragraph" style:parent-style-name="Heading_20_2">
      <style:text-properties officeooo:paragraph-rsid="0018be14"/>
    </style:style>
    <style:style style:name="P26" style:family="paragraph" style:parent-style-name="Subtitle">
      <style:text-properties officeooo:rsid="000b8844" officeooo:paragraph-rsid="000b8844"/>
    </style:style>
    <style:style style:name="P27" style:family="paragraph" style:parent-style-name="Table_20_Contents" style:list-style-name="L3">
      <style:paragraph-properties fo:text-align="start" style:justify-single-word="false"/>
      <style:text-properties officeooo:rsid="001b520a" officeooo:paragraph-rsid="001b520a"/>
    </style:style>
    <style:style style:name="P28" style:family="paragraph" style:parent-style-name="Table_20_Contents">
      <style:paragraph-properties fo:text-align="center" style:justify-single-word="false"/>
      <style:text-properties fo:font-weight="bold" officeooo:rsid="001b520a" officeooo:paragraph-rsid="001b520a" style:font-weight-asian="bold" style:font-weight-complex="bold"/>
    </style:style>
    <style:style style:name="P29" style:family="paragraph" style:parent-style-name="Table_20_Contents" style:list-style-name="L2">
      <style:paragraph-properties fo:text-align="start" style:justify-single-word="false"/>
    </style:style>
    <style:style style:name="P30" style:family="paragraph" style:parent-style-name="Text_20_body" style:list-style-name="L1">
      <style:text-properties officeooo:paragraph-rsid="000bfe8e"/>
    </style:style>
    <style:style style:name="P31" style:family="paragraph" style:parent-style-name="Text_20_body">
      <style:text-properties officeooo:rsid="000fe051" officeooo:paragraph-rsid="000fe051"/>
    </style:style>
    <style:style style:name="P32" style:family="paragraph" style:parent-style-name="Text_20_body">
      <style:text-properties officeooo:paragraph-rsid="0018be14"/>
    </style:style>
    <style:style style:name="P33" style:family="paragraph" style:parent-style-name="Text_20_body">
      <style:text-properties officeooo:rsid="0016ecf3" officeooo:paragraph-rsid="0016ecf3"/>
    </style:style>
    <style:style style:name="P34" style:family="paragraph" style:parent-style-name="Text_20_body">
      <style:paragraph-properties fo:text-align="justify" style:justify-single-word="false"/>
      <style:text-properties officeooo:rsid="000e2368" officeooo:paragraph-rsid="000e2368"/>
    </style:style>
    <style:style style:name="P35" style:family="paragraph" style:parent-style-name="Text_20_body">
      <style:text-properties officeooo:rsid="000b8844" officeooo:paragraph-rsid="000b8844"/>
    </style:style>
    <style:style style:name="P36" style:family="paragraph" style:parent-style-name="Text_20_body">
      <style:text-properties officeooo:paragraph-rsid="00270006"/>
    </style:style>
    <style:style style:name="T1" style:family="text">
      <style:text-properties officeooo:rsid="000bfe8e"/>
    </style:style>
    <style:style style:name="T2" style:family="text">
      <style:text-properties fo:font-style="italic" style:font-style-asian="italic" style:font-style-complex="italic"/>
    </style:style>
    <style:style style:name="T3" style:family="text">
      <style:text-properties fo:font-style="italic" officeooo:rsid="000bfe8e" style:font-style-asian="italic" style:font-style-complex="italic"/>
    </style:style>
    <style:style style:name="T4" style:family="text">
      <style:text-properties fo:font-style="italic" officeooo:rsid="0016c554" style:font-style-asian="italic" style:font-style-complex="italic"/>
    </style:style>
    <style:style style:name="T5" style:family="text">
      <style:text-properties officeooo:rsid="0013814f"/>
    </style:style>
    <style:style style:name="T6" style:family="text">
      <style:text-properties officeooo:rsid="0014f70e"/>
    </style:style>
    <style:style style:name="T7" style:family="text">
      <style:text-properties officeooo:rsid="0016c554"/>
    </style:style>
    <style:style style:name="T8" style:family="text">
      <style:text-properties officeooo:rsid="0017e89d"/>
    </style:style>
    <style:style style:name="T9" style:family="text">
      <style:text-properties officeooo:rsid="0018be14"/>
    </style:style>
    <style:style style:name="T10" style:family="text">
      <style:text-properties officeooo:rsid="001b520a"/>
    </style:style>
    <style:style style:name="T11" style:family="text">
      <style:text-properties officeooo:rsid="001d91e1"/>
    </style:style>
    <style:style style:name="T12" style:family="text">
      <style:text-properties officeooo:rsid="001e5cd1"/>
    </style:style>
    <style:style style:name="T13" style:family="text">
      <style:text-properties officeooo:rsid="00200906"/>
    </style:style>
    <style:style style:name="T14" style:family="text">
      <style:text-properties officeooo:rsid="0021dd5f"/>
    </style:style>
    <style:style style:name="T15" style:family="text">
      <style:text-properties officeooo:rsid="0023c36a"/>
    </style:style>
    <style:style style:name="T16" style:family="text">
      <style:text-properties officeooo:rsid="0026bac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Definición OpenAPI</text:p>
      <text:p text:style-name="P2"/>
      <text:p text:style-name="P26">Microservicio “Monitorización de tráfico y predicciones”</text:p>
      <text:p text:style-name="P2"/>
      <text:p text:style-name="Subtitle">Version: <text:span text:style-name="T11">0.1</text:span></text:p>
      <text:p text:style-name="P2"/>
      <text:p text:style-name="P2"/>
      <text:p text:style-name="P2"/>
      <text:p text:style-name="P2"/>
      <text:p text:style-name="P2"/>
      <text:p text:style-name="P2"/>
      <text:p text:style-name="P2"/>
      <text:p text:style-name="P2"/>
      <text:p text:style-name="P2"/>
      <text:p text:style-name="P13">Realizado por: Enrique Fernández Sánchez</text:p>
      <text:p text:style-name="P2"/>
      <text:p text:style-name="P2"/>
      <text:p text:style-name="P2"/>
      <text:p text:style-name="P2"><text:soft-page-break/></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9"><text:a xlink:type="simple" xlink:href="#__RefHeading___Toc111_4170851826" text:style-name="Index_20_Link" text:visited-style-name="Index_20_Link">CRUD Enpoints<text:tab/>2</text:a></text:p>
          <text:p text:style-name="P20"><text:a xlink:type="simple" xlink:href="#__RefHeading___Toc222_4170851826" text:style-name="Index_20_Link" text:visited-style-name="Index_20_Link">Networks<text:tab/>2</text:a></text:p>
          <text:p text:style-name="P21"><text:a xlink:type="simple" xlink:href="#__RefHeading___Toc224_4170851826" text:style-name="Index_20_Link" text:visited-style-name="Index_20_Link">Resumen<text:tab/>2</text:a></text:p>
          <text:p text:style-name="P21"><text:a xlink:type="simple" xlink:href="#__RefHeading___Toc226_4170851826" text:style-name="Index_20_Link" text:visited-style-name="Index_20_Link">Definición<text:tab/>2</text:a></text:p>
          <text:p text:style-name="P20"><text:a xlink:type="simple" xlink:href="#__RefHeading___Toc258_4170851826" text:style-name="Index_20_Link" text:visited-style-name="Index_20_Link">Interfaces<text:tab/>3</text:a></text:p>
          <text:p text:style-name="P21"><text:a xlink:type="simple" xlink:href="#__RefHeading___Toc260_4170851826" text:style-name="Index_20_Link" text:visited-style-name="Index_20_Link">Resumen<text:tab/>3</text:a></text:p>
          <text:p text:style-name="P21"><text:a xlink:type="simple" xlink:href="#__RefHeading___Toc262_4170851826" text:style-name="Index_20_Link" text:visited-style-name="Index_20_Link">Definición<text:tab/>3</text:a></text:p>
          <text:p text:style-name="P19"><text:a xlink:type="simple" xlink:href="#__RefHeading___Toc337_2541162296" text:style-name="Index_20_Link" text:visited-style-name="Index_20_Link">Modelo de datos<text:tab/>4</text:a></text:p>
          <text:p text:style-name="P20"><text:a xlink:type="simple" xlink:href="#__RefHeading___Toc339_2541162296" text:style-name="Index_20_Link" text:visited-style-name="Index_20_Link">Networks<text:tab/>4</text:a></text:p>
          <text:p text:style-name="P20"><text:a xlink:type="simple" xlink:href="#__RefHeading___Toc341_2541162296" text:style-name="Index_20_Link" text:visited-style-name="Index_20_Link">Interfaces<text:tab/>4</text:a></text:p>
        </text:index-body>
      </text:table-of-content>
      <text:h text:style-name="Heading_20_1" text:outline-level="1"><text:bookmark-start text:name="__RefHeading___Toc111_4170851826"/><text:span text:style-name="T15">CRUD </text:span>Enpoints<text:bookmark-end text:name="__RefHeading___Toc111_4170851826"/></text:h>
      <text:list text:style-name="L1">
        <text:list-item>
          <text:p text:style-name="P30">‘‘<text:span text:style-name="T2">/</text:span><text:span text:style-name="T3">network</text:span><text:span text:style-name="T4">s</text:span>’’ → <text:span text:style-name="T1">Acceso a la información de una red.</text:span></text:p>
        </text:list-item>
        <text:list-item>
          <text:p text:style-name="P30">‘‘<text:span text:style-name="T2">/</text:span><text:span text:style-name="T3">interface</text:span><text:span text:style-name="T4">s</text:span>’’ → <text:span text:style-name="T1">Acceso a la información de interfaz de una red.</text:span></text:p>
        </text:list-item>
        <text:list-item>
          <text:p text:style-name="P30">‘‘<text:span text:style-name="T2">/</text:span><text:span text:style-name="T3">predict</text:span>’’ → <text:span text:style-name="T1">Ejecución de forecast respecto a unos datos de entrada.</text:span></text:p>
        </text:list-item>
      </text:list>
      <text:h text:style-name="Heading_20_2" text:outline-level="2"><text:bookmark-start text:name="__RefHeading___Toc222_4170851826"/>Network<text:span text:style-name="T7">s</text:span><text:bookmark-end text:name="__RefHeading___Toc222_4170851826"/></text:h>
      <text:h text:style-name="Heading_20_3" text:outline-level="3"><text:bookmark-start text:name="__RefHeading___Toc224_4170851826"/>Resumen<text:bookmark-end text:name="__RefHeading___Toc224_4170851826"/></text:h>
      <text:p text:style-name="P14">CRUD asociada a la creación de una red en la que aplicaremos la monitorización. Dentro de la red, tendremos diferentes interfaces que serán dadas de alta en la aplicación para ser monitorizadas. Una única red puede tener muchas interfaces en su interior.</text:p>
      <text:p text:style-name="P14"/>
      <text:p text:style-name="P14"><text:span text:style-name="T5">Propuesta de e</text:span>ndpoint asociado: “/net<text:span text:style-name="T7">s</text:span>” o “/network<text:span text:style-name="T7">s</text:span>”</text:p>
      <text:h text:style-name="Heading_20_3" text:outline-level="3"><text:bookmark-start text:name="__RefHeading___Toc226_4170851826"/>Definición<text:bookmark-end text:name="__RefHeading___Toc226_4170851826"/></text:h>
      <table:table table:name="Network" table:style-name="Network">
        <table:table-column table:style-name="Network.A"/>
        <table:table-column table:style-name="Network.B" table:number-columns-repeated="2"/>
        <table:table-column table:style-name="Network.D"/>
        <table:table-column table:style-name="Network.E"/>
        <table:table-row>
          <table:table-cell table:style-name="Network.A1" office:value-type="string">
            <text:p text:style-name="P5">Recurso</text:p>
          </table:table-cell>
          <table:table-cell table:style-name="Network.A1" office:value-type="string">
            <text:p text:style-name="P5">GET</text:p>
          </table:table-cell>
          <table:table-cell table:style-name="Network.A1" office:value-type="string">
            <text:p text:style-name="P5">POST</text:p>
          </table:table-cell>
          <table:table-cell table:style-name="Network.A1" office:value-type="string">
            <text:p text:style-name="P5">PUT</text:p>
          </table:table-cell>
          <table:table-cell table:style-name="Network.E1" office:value-type="string">
            <text:p text:style-name="P5">DELETE</text:p>
          </table:table-cell>
        </table:table-row>
        <table:table-row>
          <table:table-cell table:style-name="Network.A2" office:value-type="string">
            <text:p text:style-name="P4">Colección de redes:</text:p>
            <text:p text:style-name="P4"/>
            <text:p text:style-name="P4">/network<text:span text:style-name="T7">s</text:span></text:p>
          </table:table-cell>
          <table:table-cell table:style-name="Network.A2" office:value-type="string">
            <text:p text:style-name="P7">Lista de redes dadas de alta</text:p>
          </table:table-cell>
          <table:table-cell table:style-name="Network.A2" office:value-type="string">
            <text:p text:style-name="P7">Añade una nueva red. Se le asigna ID automaticamente</text:p>
          </table:table-cell>
          <table:table-cell table:style-name="Network.A2" office:value-type="string">
            <text:p text:style-name="P7">*</text:p>
          </table:table-cell>
          <table:table-cell table:style-name="Network.E2" office:value-type="string">
            <text:p text:style-name="P7">*</text:p>
          </table:table-cell>
        </table:table-row>
        <table:table-row>
          <table:table-cell table:style-name="Network.A2" office:value-type="string">
            <text:p text:style-name="P4">Red en particular:</text:p>
            <text:p text:style-name="P4"/>
            <text:p text:style-name="P4">/network<text:span text:style-name="T7">s</text:span>/&lt;id_net&gt;</text:p>
          </table:table-cell>
          <table:table-cell table:style-name="Network.A2" office:value-type="string">
            <text:p text:style-name="P8">Información de una red en particular</text:p>
          </table:table-cell>
          <table:table-cell table:style-name="Network.A2" office:value-type="string">
            <text:p text:style-name="P8">*</text:p>
          </table:table-cell>
          <table:table-cell table:style-name="Network.A2" office:value-type="string">
            <text:p text:style-name="P8">Modificamos la información de una red</text:p>
          </table:table-cell>
          <table:table-cell table:style-name="Network.E2" office:value-type="string">
            <text:p text:style-name="P8">Eliminamos <text:span text:style-name="T8">una</text:span> red</text:p>
          </table:table-cell>
        </table:table-row>
      </table:table>
      <text:p text:style-name="P15"/>
      <text:p text:style-name="P31">* Denegado el acceso</text:p>
      <text:h text:style-name="Heading_20_2" text:outline-level="2"><text:bookmark-start text:name="__RefHeading___Toc258_4170851826"/><text:soft-page-break/>Interface<text:span text:style-name="T16">s</text:span><text:bookmark-end text:name="__RefHeading___Toc258_4170851826"/></text:h>
      <text:h text:style-name="Heading_20_3" text:outline-level="3"><text:bookmark-start text:name="__RefHeading___Toc260_4170851826"/>Resumen<text:bookmark-end text:name="__RefHeading___Toc260_4170851826"/></text:h>
      <text:p text:style-name="P18">CRUD asociada a la creación de interfaces dentro de una red a monitorizar. Sirve para dar de alta las interfaces que queremos que sean monitorizadas. Una interfaz puede tener muchas muestras guardadas, dichas muestras están almacenadas en la base de datos para time series InfluxDB (<text:a xlink:type="simple" xlink:href="https://www.influxdata.com/" text:style-name="Internet_20_link" text:visited-style-name="Visited_20_Internet_20_Link">https://www.influxdata.com/</text:a>)</text:p>
      <text:p text:style-name="P16"/>
      <text:p text:style-name="P17">Propuesta de endpoint asociado: “/<text:span text:style-name="T6">net</text:span><text:span text:style-name="T7">s</text:span><text:span text:style-name="T6">/&lt;id_net&gt;/interface</text:span><text:span text:style-name="T7">s</text:span>” <text:span text:style-name="T6">o “/network</text:span><text:span text:style-name="T7">s</text:span><text:span text:style-name="T6">/&lt;id_net/inteface&gt;”</text:span></text:p>
      <text:h text:style-name="Heading_20_3" text:outline-level="3"><text:bookmark-start text:name="__RefHeading___Toc262_4170851826"/>Definición<text:bookmark-end text:name="__RefHeading___Toc262_4170851826"/></text:h>
      <table:table table:name="Interface" table:style-name="Interface">
        <table:table-column table:style-name="Interface.A"/>
        <table:table-column table:style-name="Interface.B"/>
        <table:table-column table:style-name="Interface.C"/>
        <table:table-column table:style-name="Interface.B"/>
        <table:table-column table:style-name="Interface.E"/>
        <table:table-row>
          <table:table-cell table:style-name="Interface.A1" office:value-type="string">
            <text:p text:style-name="P6">Recurso</text:p>
          </table:table-cell>
          <table:table-cell table:style-name="Interface.A1" office:value-type="string">
            <text:p text:style-name="P6">GET</text:p>
          </table:table-cell>
          <table:table-cell table:style-name="Interface.A1" office:value-type="string">
            <text:p text:style-name="P6">POST</text:p>
          </table:table-cell>
          <table:table-cell table:style-name="Interface.A1" office:value-type="string">
            <text:p text:style-name="P6">PUT</text:p>
          </table:table-cell>
          <table:table-cell table:style-name="Interface.E1" office:value-type="string">
            <text:p text:style-name="P6">DELETE</text:p>
          </table:table-cell>
        </table:table-row>
        <table:table-row>
          <table:table-cell table:style-name="Interface.A2" office:value-type="string">
            <text:p text:style-name="P9">Colección de interfaces:</text:p>
            <text:p text:style-name="P9"/>
            <text:p text:style-name="P9">/network<text:span text:style-name="T7">s</text:span>/&lt;id_net&gt;/interface<text:span text:style-name="T7">s</text:span></text:p>
          </table:table-cell>
          <table:table-cell table:style-name="Interface.A2" office:value-type="string">
            <text:p text:style-name="P10">Listado de interfaces dentro de una red</text:p>
          </table:table-cell>
          <table:table-cell table:style-name="Interface.A2" office:value-type="string">
            <text:p text:style-name="P10">Añade una nueva interfaz a una red. Se asigna ID auto.</text:p>
          </table:table-cell>
          <table:table-cell table:style-name="Interface.A2" office:value-type="string">
            <text:p text:style-name="P10">*</text:p>
          </table:table-cell>
          <table:table-cell table:style-name="Interface.E2" office:value-type="string">
            <text:p text:style-name="P10">*</text:p>
          </table:table-cell>
        </table:table-row>
        <table:table-row>
          <table:table-cell table:style-name="Interface.A2" office:value-type="string">
            <text:p text:style-name="P9">Interfaz en particular:</text:p>
            <text:p text:style-name="P9"/>
            <text:p text:style-name="P9">/network<text:span text:style-name="T7">s</text:span>/&lt;id_net&gt;/interface<text:span text:style-name="T7">s</text:span>/&lt;id_if&gt;</text:p>
          </table:table-cell>
          <table:table-cell table:style-name="Interface.A2" office:value-type="string">
            <text:p text:style-name="P12">Información de una interfaz en particular</text:p>
          </table:table-cell>
          <table:table-cell table:style-name="Interface.A2" office:value-type="string">
            <text:p text:style-name="P12">*</text:p>
          </table:table-cell>
          <table:table-cell table:style-name="Interface.A2" office:value-type="string">
            <text:p text:style-name="P12">Modificamos la información de una interfaz</text:p>
          </table:table-cell>
          <table:table-cell table:style-name="Interface.E2" office:value-type="string">
            <text:p text:style-name="P12">Eliminamos una interfaz</text:p>
          </table:table-cell>
        </table:table-row>
      </table:table>
      <text:p text:style-name="P16"/>
      <text:p text:style-name="P11">* Denegado el acceso</text:p>
      <text:p text:style-name="P11"/>
      <text:h text:style-name="P23" text:outline-level="1">Non-CRUD Endpoints</text:h>
      <text:p text:style-name="P36"/>
      <text:p text:style-name="P11"/>
      <text:p text:style-name="P11"/>
      <text:p text:style-name="P11"/>
      <text:p text:style-name="P11"/>
      <text:p text:style-name="P11"/>
      <text:p text:style-name="P11"/>
      <text:p text:style-name="P11"/>
      <text:h text:style-name="P22" text:outline-level="1"><text:bookmark-start text:name="__RefHeading___Toc337_2541162296"/><text:soft-page-break/>Modelo de datos<text:bookmark-end text:name="__RefHeading___Toc337_2541162296"/></text:h>
      <text:h text:style-name="P25" text:outline-level="2"><text:bookmark-start text:name="__RefHeading___Toc339_2541162296"/><text:span text:style-name="T9">Networks</text:span><text:bookmark-end text:name="__RefHeading___Toc339_2541162296"/></text:h>
      <table:table table:name="ModeloNetwork" table:style-name="ModeloNetwork">
        <table:table-column table:style-name="ModeloNetwork.A"/>
        <table:table-row>
          <table:table-cell table:style-name="ModeloNetwork.A1" office:value-type="string">
            <text:p text:style-name="P28">Networks</text:p>
          </table:table-cell>
        </table:table-row>
        <table:table-row>
          <table:table-cell table:style-name="ModeloNetwork.A2" office:value-type="string">
            <text:list xml:id="list1233708102" text:style-name="L2">
              <text:list-item>
                <text:p text:style-name="P29">‘‘<text:span text:style-name="T10">id_net</text:span>’’: <text:span text:style-name="T10">Int, PubK, Unique</text:span></text:p>
              </text:list-item>
              <text:list-item>
                <text:p text:style-name="P29">‘‘<text:span text:style-name="T10">name</text:span>’’: <text:span text:style-name="T10">String(50)</text:span></text:p>
              </text:list-item>
              <text:list-item>
                <text:p text:style-name="P29">‘‘<text:span text:style-name="T10">ip_red</text:span>’’: <text:span text:style-name="T10">String(20)</text:span></text:p>
              </text:list-item>
              <text:list-item>
                <text:p text:style-name="P29">‘‘<text:span text:style-name="T13">influx_net</text:span>’’: <text:span text:style-name="T13">String(20)</text:span></text:p>
              </text:list-item>
            </text:list>
          </table:table-cell>
        </table:table-row>
      </table:table>
      <text:p text:style-name="P32"/>
      <text:h text:style-name="P24" text:outline-level="2"><text:bookmark-start text:name="__RefHeading___Toc341_2541162296"/>Interfaces<text:bookmark-end text:name="__RefHeading___Toc341_2541162296"/></text:h>
      <table:table table:name="ModelInterfaces" table:style-name="ModelInterfaces">
        <table:table-column table:style-name="ModelInterfaces.A"/>
        <table:table-row>
          <table:table-cell table:style-name="ModelInterfaces.A1" office:value-type="string">
            <text:p text:style-name="P28">Interfaces</text:p>
          </table:table-cell>
        </table:table-row>
        <table:table-row>
          <table:table-cell table:style-name="ModelInterfaces.A2" office:value-type="string">
            <text:list xml:id="list297761371" text:style-name="L3">
              <text:list-item>
                <text:p text:style-name="P27">‘‘<text:span text:style-name="T12">id_if</text:span>’’: <text:span text:style-name="T12">Int, PubK, Unique</text:span></text:p>
              </text:list-item>
              <text:list-item>
                <text:p text:style-name="P27">‘‘name’’: String(<text:span text:style-name="T12">5</text:span>0)</text:p>
              </text:list-item>
              <text:list-item>
                <text:p text:style-name="P27">‘‘<text:span text:style-name="T12">host</text:span>’’: <text:span text:style-name="T12">String(20)</text:span></text:p>
              </text:list-item>
              <text:list-item>
                <text:p text:style-name="P27">‘‘ip_interface’’: String(20)</text:p>
              </text:list-item>
              <text:list-item>
                <text:p text:style-name="P27">‘‘<text:span text:style-name="T12">subnet_mask</text:span>’’: <text:span text:style-name="T12">Int (o String?)</text:span></text:p>
              </text:list-item>
              <text:list-item>
                <text:p text:style-name="P27">‘‘<text:span text:style-name="T13">influx_if</text:span>’’: <text:span text:style-name="T13">String(</text:span><text:span text:style-name="T14">20</text:span><text:span text:style-name="T13">)</text:span></text:p>
              </text:list-item>
            </text:list>
          </table:table-cell>
        </table:table-row>
      </table:table>
      <text:p text:style-name="P32"/>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5:37:26.271683737</meta:creation-date>
    <dc:date>2022-10-10T20:17:22.869602838</dc:date>
    <meta:editing-duration>PT3H39M29S</meta:editing-duration>
    <meta:editing-cycles>31</meta:editing-cycles>
    <meta:generator>LibreOffice/7.4.1.2$Linux_X86_64 LibreOffice_project/40$Build-2</meta:generator>
    <meta:document-statistic meta:table-count="4" meta:image-count="0" meta:object-count="0" meta:page-count="4" meta:paragraph-count="82" meta:word-count="332" meta:character-count="2182" meta:non-whitespace-character-count="1945"/>
  </office:meta>
</office:document-meta>
</file>